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9cm"/>
    </style:style>
    <style:style style:name="co2" style:family="table-column">
      <style:table-column-properties fo:break-before="auto" style:column-width="2.828cm"/>
    </style:style>
    <style:style style:name="co3" style:family="table-column">
      <style:table-column-properties fo:break-before="auto" style:column-width="0.923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1.568cm"/>
    </style:style>
    <style:style style:name="co6" style:family="table-column">
      <style:table-column-properties fo:break-before="auto" style:column-width="1.429cm"/>
    </style:style>
    <style:style style:name="co7" style:family="table-column">
      <style:table-column-properties fo:break-before="auto" style:column-width="1.651cm"/>
    </style:style>
    <style:style style:name="co8" style:family="table-column">
      <style:table-column-properties fo:break-before="auto" style:column-width="3.08cm"/>
    </style:style>
    <style:style style:name="co9" style:family="table-column">
      <style:table-column-properties fo:break-before="auto" style:column-width="2.716cm"/>
    </style:style>
    <style:style style:name="co10" style:family="table-column">
      <style:table-column-properties fo:break-before="auto" style:column-width="1.7cm"/>
    </style:style>
    <style:style style:name="ro1" style:family="table-row">
      <style:table-row-properties style:row-height="0.529cm" fo:break-before="auto" style:use-optimal-row-height="false"/>
    </style:style>
    <style:style style:name="ta1" style:family="table" style:master-page-name="PageStyle_5f_Uczniowie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>
            <text:p>Imię</text:p>
          </table:table-cell>
          <table:table-cell table:style-name="ce1" office:value-type="string">
            <text:p>Nazwisko</text:p>
          </table:table-cell>
          <table:table-cell table:style-name="ce1" office:value-type="string">
            <text:p>Płeć</text:p>
          </table:table-cell>
          <table:table-cell table:style-name="ce1" office:value-type="string">
            <text:p>Gimnazjum</text:p>
          </table:table-cell>
          <table:table-cell table:style-name="ce1" office:value-type="string">
            <text:p>Egz. hum.</text:p>
          </table:table-cell>
          <table:table-cell table:style-name="ce1" office:value-type="string">
            <text:p>Egz. Mat.</text:p>
          </table:table-cell>
          <table:table-cell table:style-name="ce1" office:value-type="string">
            <text:p>Egz. jęz.</text:p>
          </table:table-cell>
          <table:table-cell table:style-name="ce1" office:value-type="string">
            <text:p>Przyjęty do klasy</text:p>
          </table:table-cell>
          <table:table-cell table:style-name="ce1" office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>
            <text:p>Dorota</text:p>
          </table:table-cell>
          <table:table-cell office:value-type="string">
            <text:p>Nowak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Łukasz</text:p>
          </table:table-cell>
          <table:table-cell office:value-type="string">
            <text:p>Kowalski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Artur</text:p>
          </table:table-cell>
          <table:table-cell office:value-type="string">
            <text:p>Wiśniewski</text:p>
          </table:table-cell>
          <table:table-cell office:value-type="string">
            <text:p>M</text:p>
          </table:table-cell>
          <table:table-cell office:value-type="string">
            <text:p>VI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21">
            <text:p>21</text:p>
          </table:table-cell>
          <table:table-cell office:value-type="string">
            <text:p>1E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Krzysztof</text:p>
          </table:table-cell>
          <table:table-cell office:value-type="string">
            <text:p>Dąbro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14">
            <text:p>14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Sebastian</text:p>
          </table:table-cell>
          <table:table-cell office:value-type="string">
            <text:p>Lewando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string">
            <text:p>1A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Paulina</text:p>
          </table:table-cell>
          <table:table-cell office:value-type="string">
            <text:p>Wójcik</text:p>
          </table:table-cell>
          <table:table-cell office:value-type="string">
            <text:p>K</text:p>
          </table:table-cell>
          <table:table-cell office:value-type="string">
            <text:p>IX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45">
            <text:p>45</text:p>
          </table:table-cell>
          <table:table-cell office:value-type="string">
            <text:p>1D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Mateusz</text:p>
          </table:table-cell>
          <table:table-cell office:value-type="string">
            <text:p>Kamiński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string">
            <text:p>1B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Marcin</text:p>
          </table:table-cell>
          <table:table-cell office:value-type="string">
            <text:p>Kowalczyk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Adrian</text:p>
          </table:table-cell>
          <table:table-cell office:value-type="string">
            <text:p>Zieliński</text:p>
          </table:table-cell>
          <table:table-cell office:value-type="string">
            <text:p>M</text:p>
          </table:table-cell>
          <table:table-cell office:value-type="string">
            <text:p>VI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Jarosław</text:p>
          </table:table-cell>
          <table:table-cell office:value-type="string">
            <text:p>Szymań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Sebastian</text:p>
          </table:table-cell>
          <table:table-cell office:value-type="string">
            <text:p>Woźniak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Adam</text:p>
          </table:table-cell>
          <table:table-cell office:value-type="string">
            <text:p>Kozło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string">
            <text:p>1C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Michał</text:p>
          </table:table-cell>
          <table:table-cell office:value-type="string">
            <text:p>Jankowski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Krzysztof</text:p>
          </table:table-cell>
          <table:table-cell office:value-type="string">
            <text:p>Wojciecho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Adam</text:p>
          </table:table-cell>
          <table:table-cell office:value-type="string">
            <text:p>Kwiatkowski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Magdalena</text:p>
          </table:table-cell>
          <table:table-cell office:value-type="string">
            <text:p>Kaczmarek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string">
            <text:p>1C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Karolina</text:p>
          </table:table-cell>
          <table:table-cell office:value-type="string">
            <text:p>Mazur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Anna</text:p>
          </table:table-cell>
          <table:table-cell office:value-type="string">
            <text:p>Krawczyk</text:p>
          </table:table-cell>
          <table:table-cell office:value-type="string">
            <text:p>K</text:p>
          </table:table-cell>
          <table:table-cell office:value-type="string">
            <text:p>VII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Kamil</text:p>
          </table:table-cell>
          <table:table-cell office:value-type="string">
            <text:p>Piotro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Jakub</text:p>
          </table:table-cell>
          <table:table-cell office:value-type="string">
            <text:p>Grabo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Paweł</text:p>
          </table:table-cell>
          <table:table-cell office:value-type="string">
            <text:p>Nowakows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Damian</text:p>
          </table:table-cell>
          <table:table-cell office:value-type="string">
            <text:p>Pawłowski</text:p>
          </table:table-cell>
          <table:table-cell office:value-type="string">
            <text:p>M</text:p>
          </table:table-cell>
          <table:table-cell office:value-type="string">
            <text:p>VI</text:p>
          </table:table-cell>
          <table:table-cell office:value-type="float" office:value="10">
            <text:p>10</text:p>
          </table:table-cell>
          <table:table-cell table:number-columns-repeated="2" office:value-type="float" office:value="48">
            <text:p>48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Maciej</text:p>
          </table:table-cell>
          <table:table-cell office:value-type="string">
            <text:p>Michalski</text:p>
          </table:table-cell>
          <table:table-cell office:value-type="string">
            <text:p>M</text:p>
          </table:table-cell>
          <table:table-cell office:value-type="string">
            <text:p>VII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Bartosz</text:p>
          </table:table-cell>
          <table:table-cell office:value-type="string">
            <text:p>Nowicki</text:p>
          </table:table-cell>
          <table:table-cell office:value-type="string">
            <text:p>M</text:p>
          </table:table-cell>
          <table:table-cell office:value-type="string">
            <text:p>VI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office:value-type="string">
            <text:p>1E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Żaneta</text:p>
          </table:table-cell>
          <table:table-cell office:value-type="string">
            <text:p>Adamczyk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Beata</text:p>
          </table:table-cell>
          <table:table-cell office:value-type="string">
            <text:p>Dude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43">
            <text:p>43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string">
            <text:p>1E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Milena</text:p>
          </table:table-cell>
          <table:table-cell office:value-type="string">
            <text:p>Zając</text:p>
          </table:table-cell>
          <table:table-cell office:value-type="string">
            <text:p>K</text:p>
          </table:table-cell>
          <table:table-cell office:value-type="string">
            <text:p>III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1F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Magdalena</text:p>
          </table:table-cell>
          <table:table-cell office:value-type="string">
            <text:p>Wieczorek</text:p>
          </table:table-cell>
          <table:table-cell office:value-type="string">
            <text:p>K</text:p>
          </table:table-cell>
          <table:table-cell office:value-type="string">
            <text:p>IX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Tomasz</text:p>
          </table:table-cell>
          <table:table-cell office:value-type="string">
            <text:p>Jabłoński</text:p>
          </table:table-cell>
          <table:table-cell office:value-type="string">
            <text:p>M</text:p>
          </table:table-cell>
          <table:table-cell office:value-type="string">
            <text:p>VII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Justyna</text:p>
          </table:table-cell>
          <table:table-cell office:value-type="string">
            <text:p>Król</text:p>
          </table:table-cell>
          <table:table-cell office:value-type="string">
            <text:p>K</text:p>
          </table:table-cell>
          <table:table-cell office:value-type="string">
            <text:p>III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string">
            <text:p>1A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Mirosław</text:p>
          </table:table-cell>
          <table:table-cell office:value-type="string">
            <text:p>Maje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Bartosz</text:p>
          </table:table-cell>
          <table:table-cell office:value-type="string">
            <text:p>Olszewski</text:p>
          </table:table-cell>
          <table:table-cell office:value-type="string">
            <text:p>M</text:p>
          </table:table-cell>
          <table:table-cell office:value-type="string">
            <text:p>VI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Adam</text:p>
          </table:table-cell>
          <table:table-cell office:value-type="string">
            <text:p>Jawor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Justyna</text:p>
          </table:table-cell>
          <table:table-cell office:value-type="string">
            <text:p>Wróbel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string">
            <text:p>1D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Kamil</text:p>
          </table:table-cell>
          <table:table-cell office:value-type="string">
            <text:p>Malinowski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Kasia</text:p>
          </table:table-cell>
          <table:table-cell office:value-type="string">
            <text:p>Pawlak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string">
            <text:p>1C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Wojciech</text:p>
          </table:table-cell>
          <table:table-cell office:value-type="string">
            <text:p>Witkowski</text:p>
          </table:table-cell>
          <table:table-cell office:value-type="string">
            <text:p>M</text:p>
          </table:table-cell>
          <table:table-cell office:value-type="string">
            <text:p>IX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string">
            <text:p>1E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Monika</text:p>
          </table:table-cell>
          <table:table-cell office:value-type="string">
            <text:p>Walczak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string">
            <text:p>1E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Anita</text:p>
          </table:table-cell>
          <table:table-cell office:value-type="string">
            <text:p>Stępień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Mariusz</text:p>
          </table:table-cell>
          <table:table-cell office:value-type="string">
            <text:p>Gór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string">
            <text:p>1F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Marcin</text:p>
          </table:table-cell>
          <table:table-cell office:value-type="string">
            <text:p>Rutkowski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1D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Marzena</text:p>
          </table:table-cell>
          <table:table-cell office:value-type="string">
            <text:p>Michalak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Karolina</text:p>
          </table:table-cell>
          <table:table-cell office:value-type="string">
            <text:p>Sikora</text:p>
          </table:table-cell>
          <table:table-cell office:value-type="string">
            <text:p>K</text:p>
          </table:table-cell>
          <table:table-cell office:value-type="string">
            <text:p>IX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string">
            <text:p>1F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Grzegorz</text:p>
          </table:table-cell>
          <table:table-cell office:value-type="string">
            <text:p>Ostrowski</text:p>
          </table:table-cell>
          <table:table-cell office:value-type="string">
            <text:p>M</text:p>
          </table:table-cell>
          <table:table-cell office:value-type="string">
            <text:p>VII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string">
            <text:p>1F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Paulina</text:p>
          </table:table-cell>
          <table:table-cell office:value-type="string">
            <text:p>Baran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string">
            <text:p>1C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Kamila</text:p>
          </table:table-cell>
          <table:table-cell office:value-type="string">
            <text:p>Duda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Malwina</text:p>
          </table:table-cell>
          <table:table-cell office:value-type="string">
            <text:p>Szewczy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Tomasz</text:p>
          </table:table-cell>
          <table:table-cell office:value-type="string">
            <text:p>Tomasz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string">
            <text:p>1D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Karolina</text:p>
          </table:table-cell>
          <table:table-cell office:value-type="string">
            <text:p>Pietrza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1D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Monika</text:p>
          </table:table-cell>
          <table:table-cell office:value-type="string">
            <text:p>Marciniak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string">
            <text:p>1D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Piotr</text:p>
          </table:table-cell>
          <table:table-cell office:value-type="string">
            <text:p>Wróbl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string">
            <text:p>1A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Marcin</text:p>
          </table:table-cell>
          <table:table-cell office:value-type="string">
            <text:p>Zal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48">
            <text:p>48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string">
            <text:p>1C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Adrian</text:p>
          </table:table-cell>
          <table:table-cell office:value-type="string">
            <text:p>Jakubowski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string">
            <text:p>1C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Rafał</text:p>
          </table:table-cell>
          <table:table-cell office:value-type="string">
            <text:p>Jasiński</text:p>
          </table:table-cell>
          <table:table-cell office:value-type="string">
            <text:p>M</text:p>
          </table:table-cell>
          <table:table-cell office:value-type="string">
            <text:p>VI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Łukasz</text:p>
          </table:table-cell>
          <table:table-cell office:value-type="string">
            <text:p>Zawadzki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string">
            <text:p>1C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Piotr</text:p>
          </table:table-cell>
          <table:table-cell office:value-type="string">
            <text:p>Sadowski</text:p>
          </table:table-cell>
          <table:table-cell office:value-type="string">
            <text:p>M</text:p>
          </table:table-cell>
          <table:table-cell office:value-type="string">
            <text:p>IX</text:p>
          </table:table-cell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Mateusz</text:p>
          </table:table-cell>
          <table:table-cell office:value-type="string">
            <text:p>Bąk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string">
            <text:p>1F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Szymon</text:p>
          </table:table-cell>
          <table:table-cell office:value-type="string">
            <text:p>Chmiel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string">
            <text:p>1C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Agata</text:p>
          </table:table-cell>
          <table:table-cell office:value-type="string">
            <text:p>Włodarczyk</text:p>
          </table:table-cell>
          <table:table-cell office:value-type="string">
            <text:p>K</text:p>
          </table:table-cell>
          <table:table-cell office:value-type="string">
            <text:p>VII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Karol</text:p>
          </table:table-cell>
          <table:table-cell office:value-type="string">
            <text:p>Borkowski</text:p>
          </table:table-cell>
          <table:table-cell office:value-type="string">
            <text:p>M</text:p>
          </table:table-cell>
          <table:table-cell office:value-type="string">
            <text:p>IX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Paweł</text:p>
          </table:table-cell>
          <table:table-cell office:value-type="string">
            <text:p>Czarnecki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string">
            <text:p>1F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Grzegorz</text:p>
          </table:table-cell>
          <table:table-cell office:value-type="string">
            <text:p>Sawic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string">
            <text:p>1F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Jakub</text:p>
          </table:table-cell>
          <table:table-cell office:value-type="string">
            <text:p>Sokołowski</text:p>
          </table:table-cell>
          <table:table-cell office:value-type="string">
            <text:p>M</text:p>
          </table:table-cell>
          <table:table-cell office:value-type="string">
            <text:p>VII</text:p>
          </table:table-cell>
          <table:table-cell office:value-type="float" office:value="42">
            <text:p>42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Marcin</text:p>
          </table:table-cell>
          <table:table-cell office:value-type="string">
            <text:p>Urbań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Kasia</text:p>
          </table:table-cell>
          <table:table-cell office:value-type="string">
            <text:p>Kubiak</text:p>
          </table:table-cell>
          <table:table-cell office:value-type="string">
            <text:p>K</text:p>
          </table:table-cell>
          <table:table-cell office:value-type="string">
            <text:p>IV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Sebastian</text:p>
          </table:table-cell>
          <table:table-cell office:value-type="string">
            <text:p>Macieje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string">
            <text:p>1B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Bartosz</text:p>
          </table:table-cell>
          <table:table-cell office:value-type="string">
            <text:p>Szczepański</text:p>
          </table:table-cell>
          <table:table-cell office:value-type="string">
            <text:p>M</text:p>
          </table:table-cell>
          <table:table-cell office:value-type="string">
            <text:p>VII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string">
            <text:p>1D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Krzysztof</text:p>
          </table:table-cell>
          <table:table-cell office:value-type="string">
            <text:p>Kuchar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17">
            <text:p>17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Kasia</text:p>
          </table:table-cell>
          <table:table-cell office:value-type="string">
            <text:p>Wilk</text:p>
          </table:table-cell>
          <table:table-cell office:value-type="string">
            <text:p>K</text:p>
          </table:table-cell>
          <table:table-cell office:value-type="string">
            <text:p>III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string">
            <text:p>1A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Piotr</text:p>
          </table:table-cell>
          <table:table-cell office:value-type="string">
            <text:p>Kalinows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string">
            <text:p>1D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Paweł</text:p>
          </table:table-cell>
          <table:table-cell office:value-type="string">
            <text:p>Lis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1D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Piotr</text:p>
          </table:table-cell>
          <table:table-cell office:value-type="string">
            <text:p>Mazurek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Wojciech</text:p>
          </table:table-cell>
          <table:table-cell office:value-type="string">
            <text:p>Wysocki</text:p>
          </table:table-cell>
          <table:table-cell office:value-type="string">
            <text:p>M</text:p>
          </table:table-cell>
          <table:table-cell office:value-type="string">
            <text:p>IX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Bartosz</text:p>
          </table:table-cell>
          <table:table-cell office:value-type="string">
            <text:p>Adamski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office:value-type="string">
            <text:p>1A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Karolina</text:p>
          </table:table-cell>
          <table:table-cell office:value-type="string">
            <text:p>Kaźmierczak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1E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Adrian</text:p>
          </table:table-cell>
          <table:table-cell office:value-type="string">
            <text:p>Wasile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Justyna</text:p>
          </table:table-cell>
          <table:table-cell office:value-type="string">
            <text:p>Sobcza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string">
            <text:p>1C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Rafał</text:p>
          </table:table-cell>
          <table:table-cell office:value-type="string">
            <text:p>Czerwiński</text:p>
          </table:table-cell>
          <table:table-cell office:value-type="string">
            <text:p>M</text:p>
          </table:table-cell>
          <table:table-cell office:value-type="string">
            <text:p>VI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Mateusz</text:p>
          </table:table-cell>
          <table:table-cell office:value-type="string">
            <text:p>Andrzeje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11">
            <text:p>11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1A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Dominika</text:p>
          </table:table-cell>
          <table:table-cell office:value-type="string">
            <text:p>Cieślak</text:p>
          </table:table-cell>
          <table:table-cell office:value-type="string">
            <text:p>K</text:p>
          </table:table-cell>
          <table:table-cell office:value-type="string">
            <text:p>IV</text:p>
          </table:table-cell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Mariusz</text:p>
          </table:table-cell>
          <table:table-cell office:value-type="string">
            <text:p>Głowacki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string">
            <text:p>1C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Adam</text:p>
          </table:table-cell>
          <table:table-cell office:value-type="string">
            <text:p>Zakrz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Marlena</text:p>
          </table:table-cell>
          <table:table-cell office:value-type="string">
            <text:p>Kołodziej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string">
            <text:p>1B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Paweł</text:p>
          </table:table-cell>
          <table:table-cell office:value-type="string">
            <text:p>Sikor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Michał</text:p>
          </table:table-cell>
          <table:table-cell office:value-type="string">
            <text:p>Kraj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Łukasz</text:p>
          </table:table-cell>
          <table:table-cell office:value-type="string">
            <text:p>Gajewski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Monika</text:p>
          </table:table-cell>
          <table:table-cell office:value-type="string">
            <text:p>Szymczak</text:p>
          </table:table-cell>
          <table:table-cell office:value-type="string">
            <text:p>K</text:p>
          </table:table-cell>
          <table:table-cell office:value-type="string">
            <text:p>III</text:p>
          </table:table-cell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Mateusz</text:p>
          </table:table-cell>
          <table:table-cell office:value-type="string">
            <text:p>Szulc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string">
            <text:p>1D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Bartosz</text:p>
          </table:table-cell>
          <table:table-cell office:value-type="string">
            <text:p>Baranowski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1F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Tomasz</text:p>
          </table:table-cell>
          <table:table-cell office:value-type="string">
            <text:p>Lasko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string">
            <text:p>1C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Marek</text:p>
          </table:table-cell>
          <table:table-cell office:value-type="string">
            <text:p>Brzeziński</text:p>
          </table:table-cell>
          <table:table-cell office:value-type="string">
            <text:p>M</text:p>
          </table:table-cell>
          <table:table-cell office:value-type="string">
            <text:p>IX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1D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Kamil</text:p>
          </table:table-cell>
          <table:table-cell office:value-type="string">
            <text:p>Mako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string">
            <text:p>1C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Sylwester</text:p>
          </table:table-cell>
          <table:table-cell office:value-type="string">
            <text:p>Ziółkowski</text:p>
          </table:table-cell>
          <table:table-cell office:value-type="string">
            <text:p>M</text:p>
          </table:table-cell>
          <table:table-cell office:value-type="string">
            <text:p>IX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Mirosław</text:p>
          </table:table-cell>
          <table:table-cell office:value-type="string">
            <text:p>Przybylski</text:p>
          </table:table-cell>
          <table:table-cell office:value-type="string">
            <text:p>M</text:p>
          </table:table-cell>
          <table:table-cell office:value-type="string">
            <text:p>VII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Łukasz</text:p>
          </table:table-cell>
          <table:table-cell office:value-type="string">
            <text:p>Domański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1D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Jakub</text:p>
          </table:table-cell>
          <table:table-cell office:value-type="string">
            <text:p>Nowac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38">
            <text:p>38</text:p>
          </table:table-cell>
          <table:table-cell table:number-columns-repeated="2" office:value-type="float" office:value="17">
            <text:p>17</text:p>
          </table:table-cell>
          <table:table-cell office:value-type="string">
            <text:p>1B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Rafał</text:p>
          </table:table-cell>
          <table:table-cell office:value-type="string">
            <text:p>Borowski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Marta</text:p>
          </table:table-cell>
          <table:table-cell office:value-type="string">
            <text:p>Błaszczyk</text:p>
          </table:table-cell>
          <table:table-cell office:value-type="string">
            <text:p>K</text:p>
          </table:table-cell>
          <table:table-cell office:value-type="string">
            <text:p>VII</text:p>
          </table:table-cell>
          <table:table-cell office:value-type="float" office:value="44">
            <text:p>44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string">
            <text:p>1D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Damian</text:p>
          </table:table-cell>
          <table:table-cell office:value-type="string">
            <text:p>Chojnacki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Maciej</text:p>
          </table:table-cell>
          <table:table-cell office:value-type="string">
            <text:p>Ciesielski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Kasia</text:p>
          </table:table-cell>
          <table:table-cell office:value-type="string">
            <text:p>Mróz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Krzysztofa</text:p>
          </table:table-cell>
          <table:table-cell office:value-type="string">
            <text:p>Szczepania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string">
            <text:p>1C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Adrian</text:p>
          </table:table-cell>
          <table:table-cell office:value-type="string">
            <text:p>Wesołowski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string">
            <text:p>1A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Mariusz</text:p>
          </table:table-cell>
          <table:table-cell office:value-type="string">
            <text:p>Górecki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string">
            <text:p>1C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Agnieszka</text:p>
          </table:table-cell>
          <table:table-cell office:value-type="string">
            <text:p>Krupa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office:value-type="string">
            <text:p>1D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Kasia</text:p>
          </table:table-cell>
          <table:table-cell office:value-type="string">
            <text:p>Kaczmarczyk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Szymon</text:p>
          </table:table-cell>
          <table:table-cell office:value-type="string">
            <text:p>Leszczyńs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14">
            <text:p>14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  <table:table-cell office:value-type="string">
            <text:p>1C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Piotr</text:p>
          </table:table-cell>
          <table:table-cell office:value-type="string">
            <text:p>Lipiń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string">
            <text:p>1E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Tomasz</text:p>
          </table:table-cell>
          <table:table-cell office:value-type="string">
            <text:p>Kowalews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Natalia</text:p>
          </table:table-cell>
          <table:table-cell office:value-type="string">
            <text:p>Urbaniak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string">
            <text:p>1F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Sylwia</text:p>
          </table:table-cell>
          <table:table-cell office:value-type="string">
            <text:p>Koza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string">
            <text:p>1E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Joanna</text:p>
          </table:table-cell>
          <table:table-cell office:value-type="string">
            <text:p>Kania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Michał</text:p>
          </table:table-cell>
          <table:table-cell office:value-type="string">
            <text:p>Mikołajczyk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office:value-type="string">
            <text:p>1C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Tomasz</text:p>
          </table:table-cell>
          <table:table-cell office:value-type="string">
            <text:p>Czajkows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Edyta</text:p>
          </table:table-cell>
          <table:table-cell office:value-type="string">
            <text:p>Mucha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string">
            <text:p>1F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Ewa</text:p>
          </table:table-cell>
          <table:table-cell office:value-type="string">
            <text:p>Tomczak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50">
            <text:p>50</text:p>
          </table:table-cell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office:value-type="string">
            <text:p>1C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Krzysztofa</text:p>
          </table:table-cell>
          <table:table-cell office:value-type="string">
            <text:p>Kozioł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string">
            <text:p>1F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Wiktor</text:p>
          </table:table-cell>
          <table:table-cell office:value-type="string">
            <text:p>Markowski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Kasia</text:p>
          </table:table-cell>
          <table:table-cell office:value-type="string">
            <text:p>Kowali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1A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Rafał</text:p>
          </table:table-cell>
          <table:table-cell office:value-type="string">
            <text:p>Nawrocki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table:number-columns-repeated="2"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Wiktor</text:p>
          </table:table-cell>
          <table:table-cell office:value-type="string">
            <text:p>Brzozows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Magdalena</text:p>
          </table:table-cell>
          <table:table-cell office:value-type="string">
            <text:p>Janik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Karolina</text:p>
          </table:table-cell>
          <table:table-cell office:value-type="string">
            <text:p>Musiał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string">
            <text:p>1F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Tomasz</text:p>
          </table:table-cell>
          <table:table-cell office:value-type="string">
            <text:p>Wawrzyniak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string">
            <text:p>1C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Anna</text:p>
          </table:table-cell>
          <table:table-cell office:value-type="string">
            <text:p>Markiewicz</text:p>
          </table:table-cell>
          <table:table-cell office:value-type="string">
            <text:p>K</text:p>
          </table:table-cell>
          <table:table-cell office:value-type="string">
            <text:p>VII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string">
            <text:p>1E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Sebastian</text:p>
          </table:table-cell>
          <table:table-cell office:value-type="string">
            <text:p>Orło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string">
            <text:p>1D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EMilia</text:p>
          </table:table-cell>
          <table:table-cell office:value-type="string">
            <text:p>Tomczyk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>
            <text:p>1A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Kasia</text:p>
          </table:table-cell>
          <table:table-cell office:value-type="string">
            <text:p>Jarosz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1C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Kaja</text:p>
          </table:table-cell>
          <table:table-cell office:value-type="string">
            <text:p>Kołodziejczyk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Kasia</text:p>
          </table:table-cell>
          <table:table-cell office:value-type="string">
            <text:p>Kurek</text:p>
          </table:table-cell>
          <table:table-cell office:value-type="string">
            <text:p>K</text:p>
          </table:table-cell>
          <table:table-cell office:value-type="string">
            <text:p>IV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Magdalena</text:p>
          </table:table-cell>
          <table:table-cell office:value-type="string">
            <text:p>Kopeć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float" office:value="23">
            <text:p>23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Beata</text:p>
          </table:table-cell>
          <table:table-cell office:value-type="string">
            <text:p>Żak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Adrian</text:p>
          </table:table-cell>
          <table:table-cell office:value-type="string">
            <text:p>Wolski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1F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Monika</text:p>
          </table:table-cell>
          <table:table-cell office:value-type="string">
            <text:p>Łuczak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Paulina</text:p>
          </table:table-cell>
          <table:table-cell office:value-type="string">
            <text:p>Dziedzic</text:p>
          </table:table-cell>
          <table:table-cell office:value-type="string">
            <text:p>K</text:p>
          </table:table-cell>
          <table:table-cell office:value-type="string">
            <text:p>VII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string">
            <text:p>1D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Joanna</text:p>
          </table:table-cell>
          <table:table-cell office:value-type="string">
            <text:p>Kot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1C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Marta</text:p>
          </table:table-cell>
          <table:table-cell office:value-type="string">
            <text:p>Stasia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Mateusz</text:p>
          </table:table-cell>
          <table:table-cell office:value-type="string">
            <text:p>Stankiewicz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office:value-type="string">
            <text:p>1C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Justyna</text:p>
          </table:table-cell>
          <table:table-cell office:value-type="string">
            <text:p>Piątek</text:p>
          </table:table-cell>
          <table:table-cell office:value-type="string">
            <text:p>K</text:p>
          </table:table-cell>
          <table:table-cell office:value-type="string">
            <text:p>IX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E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Agnieszka</text:p>
          </table:table-cell>
          <table:table-cell office:value-type="string">
            <text:p>Jóźwiak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Marta</text:p>
          </table:table-cell>
          <table:table-cell office:value-type="string">
            <text:p>Urban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Marcin</text:p>
          </table:table-cell>
          <table:table-cell office:value-type="string">
            <text:p>Dobrowol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Agnieszka</text:p>
          </table:table-cell>
          <table:table-cell office:value-type="string">
            <text:p>Pawlik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string">
            <text:p>1C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Sandra</text:p>
          </table:table-cell>
          <table:table-cell office:value-type="string">
            <text:p>Kruk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Katarzyna</text:p>
          </table:table-cell>
          <table:table-cell office:value-type="string">
            <text:p>Domagała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string">
            <text:p>1F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Rafał</text:p>
          </table:table-cell>
          <table:table-cell office:value-type="string">
            <text:p>Piasec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1">
            <text:p>1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1E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Piotr</text:p>
          </table:table-cell>
          <table:table-cell office:value-type="string">
            <text:p>Wierzbicki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46">
            <text:p>46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string">
            <text:p>1F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Jarosław</text:p>
          </table:table-cell>
          <table:table-cell office:value-type="string">
            <text:p>Karpiński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string">
            <text:p>1D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Mariusz</text:p>
          </table:table-cell>
          <table:table-cell office:value-type="string">
            <text:p>Jastrzęb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1D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Kamila</text:p>
          </table:table-cell>
          <table:table-cell office:value-type="string">
            <text:p>Polak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Małgorzata</text:p>
          </table:table-cell>
          <table:table-cell office:value-type="string">
            <text:p>Ignaczak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1A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Dominika</text:p>
          </table:table-cell>
          <table:table-cell office:value-type="string">
            <text:p>Franc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string">
            <text:p>1B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Mariusz</text:p>
          </table:table-cell>
          <table:table-cell office:value-type="string">
            <text:p>Ignacz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1A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Joanna</text:p>
          </table:table-cell>
          <table:table-cell office:value-type="string">
            <text:p>Erazmus</text:p>
          </table:table-cell>
          <table:table-cell office:value-type="string">
            <text:p>K</text:p>
          </table:table-cell>
          <table:table-cell office:value-type="string">
            <text:p>VII</text:p>
          </table:table-cell>
          <table:table-cell office:value-type="float" office:value="42">
            <text:p>42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Anna</text:p>
          </table:table-cell>
          <table:table-cell office:value-type="string">
            <text:p>Ignaczuk</text:p>
          </table:table-cell>
          <table:table-cell office:value-type="string">
            <text:p>K</text:p>
          </table:table-cell>
          <table:table-cell office:value-type="string">
            <text:p>IV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string">
            <text:p>1D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Marcin</text:p>
          </table:table-cell>
          <table:table-cell office:value-type="string">
            <text:p>Ignaczyński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string">
            <text:p>1F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Joanna</text:p>
          </table:table-cell>
          <table:table-cell office:value-type="string">
            <text:p>Ignaczyk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string">
            <text:p>1B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Aneta</text:p>
          </table:table-cell>
          <table:table-cell office:value-type="string">
            <text:p>Erat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Karolina</text:p>
          </table:table-cell>
          <table:table-cell office:value-type="string">
            <text:p>Henrysiak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Robert</text:p>
          </table:table-cell>
          <table:table-cell office:value-type="string">
            <text:p>Henrysz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Damian</text:p>
          </table:table-cell>
          <table:table-cell office:value-type="string">
            <text:p>Ignaczek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Adrian</text:p>
          </table:table-cell>
          <table:table-cell office:value-type="string">
            <text:p>Erato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Monika</text:p>
          </table:table-cell>
          <table:table-cell office:value-type="string">
            <text:p>Ignaczko</text:p>
          </table:table-cell>
          <table:table-cell office:value-type="string">
            <text:p>K</text:p>
          </table:table-cell>
          <table:table-cell office:value-type="string">
            <text:p>III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Monika</text:p>
          </table:table-cell>
          <table:table-cell office:value-type="string">
            <text:p>Erad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Marlena</text:p>
          </table:table-cell>
          <table:table-cell office:value-type="string">
            <text:p>Erazim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office:value-type="string">
            <text:p>1A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number:number-style style:name="N10000" number:language="pl" number:country="PL">
      <number:number number:min-integer-digits="1"/>
    </number:number-style>
    <number:number-style style:name="N10107P0" style:volatile="true" number:language="pl" number:country="PL">
      <number:number number:decimal-places="0" number:min-integer-digits="1" number:grouping="true"/>
      <number:text> zł</number:text>
    </number:number-style>
    <number:number-style style:name="N10107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10107P0"/>
    </number:number-style>
    <number:number-style style:name="N10108P0" style:volatile="true" number:language="pl" number:country="PL">
      <number:number number:decimal-places="0" number:min-integer-digits="1" number:grouping="true"/>
      <number:text> zł</number:text>
    </number:number-style>
    <number:number-style style:name="N10108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0108P0"/>
    </number:number-style>
    <number:number-style style:name="N10110P0" style:volatile="true" number:language="pl" number:country="PL">
      <number:number number:decimal-places="2" number:min-integer-digits="1" number:grouping="true"/>
      <number:text> zł</number:text>
    </number:number-style>
    <number:number-style style:name="N10110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10110P0"/>
    </number:number-style>
    <number:number-style style:name="N10111P0" style:volatile="true" number:language="pl" number:country="PL">
      <number:number number:decimal-places="2" number:min-integer-digits="1" number:grouping="true"/>
      <number:text> zł</number:text>
    </number:number-style>
    <number:number-style style:name="N10111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0111P0"/>
    </number:number-style>
    <number:date-style style:name="N10112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3" number:language="pl" number:country="PL">
      <number:day number:style="long"/>
      <number:text>-</number:text>
      <number:month number:textual="true"/>
    </number:date-style>
    <number:date-style style:name="N10114" number:language="pl" number:country="PL">
      <number:month number:textual="true"/>
      <number:text>-</number:text>
      <number:year/>
    </number:date-style>
    <number:time-style style:name="N10115" number:language="pl" number:country="PL">
      <number:hours/>
      <number:text>:</number:text>
      <number:minutes number:style="long"/>
      <number:text> </number:text>
      <number:am-pm/>
    </number:time-style>
    <number:time-style style:name="N10116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l" number:country="PL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pl" number:country="PL">
      <number:number number:decimal-places="0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0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0P0"/>
    </number:number-style>
    <number:number-style style:name="N10122P0" style:volatile="true" number:language="pl" number:country="PL">
      <number:number number:decimal-places="2" number:min-integer-digits="1" number:grouping="true"/>
      <number:text>     </number:text>
    </number:number-style>
    <number:number-style style:name="N10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pl" number:country="PL">
      <number:number number:decimal-places="2" number:min-integer-digits="1" number:grouping="true"/>
      <number:text>     </number:text>
    </number:number-style>
    <number:number-style style:name="N10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3P0"/>
    </number:number-style>
    <number:number-style style:name="N10127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10127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10127P2" style:volatile="true" number:language="pl" number:country="PL">
      <number:text> -      </number:text>
    </number:number-style>
    <number:text-style style:name="N10127" number:language="pl" number:country="PL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1013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10131P2" style:volatile="true" number:language="pl" number:country="PL">
      <number:text> - zł </number:text>
    </number:number-style>
    <number:text-style style:name="N10131" number:language="pl" number:country="PL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10135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10135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10135" number:language="pl" number:country="PL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10139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10139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10139" number:language="pl" number:country="PL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pl" number:country="PL">
      <number:minutes number:style="long"/>
      <number:text>:</number:text>
      <number:seconds number:style="long"/>
    </number:time-style>
    <number:time-style style:name="N10141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pl" number:country="PL">
      <number:minutes number:style="long"/>
      <number:text>:</number:text>
      <number:seconds number:style="long" number:decimal-places="1"/>
    </number:time-style>
    <number:number-style style:name="N10143" number:language="pl" number:country="PL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7">00.00.0000</text:date>, <text:time style:data-style-name="N2" text:time-value="0000-00-00T17:06:25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3-02-17T17:07:05</dc:date>
    <meta:generator>LibreOffice/3.6$Linux_x86 LibreOffice_project/360m1$Build-2</meta:generator>
    <meta:editing-duration>P0D</meta:editing-duration>
    <meta:editing-cycles>2</meta:editing-cycles>
    <meta:document-statistic meta:table-count="1" meta:cell-count="149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